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pd1" office:value-type="string" calcext:value-type="string">
            <text:p>source</text:p>
          </table:table-cell>
          <table:table-cell table:style-name="pd1" office:value-type="string" calcext:value-type="string">
            <text:p>paragraph_number</text:p>
          </table:table-cell>
          <table:table-cell table:style-name="pd1" office:value-type="string" calcext:value-type="string">
            <text:p>raw_text</text:p>
          </table:table-cell>
          <table:table-cell table:style-name="pd1" office:value-type="string" calcext:value-type="string">
            <text:p>character_number</text:p>
          </table:table-cell>
          <table:table-cell table:style-name="pd1" office:value-type="string" calcext:value-type="string">
            <text:p>annotation</text:p>
          </table:table-cell>
          <table:table-cell table:style-name="pd1" office:value-type="string" calcext:value-type="string">
            <text:p>refer_to</text:p>
          </table:table-cell>
          <table:table-cell table:style-name="pd1" office:value-type="string" calcext:value-type="string">
            <text:p>concept</text:p>
          </table:table-cell>
          <table:table-cell table:style-name="pd1" office:value-type="string" calcext:value-type="string">
            <text:p>explanation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「把酷刑加在返台省親的學人身上，致死以後還要污蔑成『畏罪自殺』，這實在是太過分了！」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學人</text:p>
          </table:table-cell>
          <table:table-cell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的是從美國返台省親的學者，根據上下文脈絡推測為陳文成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他們倆一邊看報，一邊忍不住地罵。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他們倆</text:p>
          </table:table-cell>
          <table:table-cell office:value-type="string" calcext:value-type="string">
            <text:p>義雄和張哲彥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指代上文提及的義雄和張哲彥兩位男性。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也公開要求台灣當局公佈事件的真相，同時還呼籲美國國會關心台灣的人權問題。」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內文，陳文成是因政治事件而離世的學人。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也公開要求台灣當局公佈事件的真相，同時還呼籲美國國會關心台灣的人權問題。」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內文，陳文成是因政治事件而離世的學人。</text:p>
          </table:table-cell>
        </table:table-row>
        <table:table-row table:style-name="ro3">
          <table:table-cell office:value-type="string" calcext:value-type="string">
            <text:p>21a. 尾聲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「這次各地鄉鄰都很關心，不少地區的人都趕去參加匹茲堡（陳文成生前的居住地）在七月十八日為陳文成舉行的追悼會和示威遊行。陳文成任教的卡內基美隆大學的校長Dr.<text:line-break/> <text:s text:c="3"/>Richard Cyert,也公開要求台灣當局公佈事件的真相，同時還呼籲美國國會關心台灣的人權問題。」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內文，陳文成是因政治事件而離世的學人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「我們這兒也舉行吧！要抗議暴行，非聲勢浩大不可。我們絕不能讓陳文成死得不明不白！」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內文，陳文成是因政治事件而離世的學人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義雄和張哲彥的話題一轉，決定在Ａ城為陳文成舉行追悼會和示威遊行。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義雄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義雄與張哲彥討論陳文成的追悼會和示威遊行，是主要人物。後續內容顯示其為男性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義雄和張哲彥的話題一轉，決定在Ａ城為陳文成舉行追悼會和示威遊行。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張哲彥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張哲彥與義雄討論陳文成的追悼會和示威遊行，是主要人物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義雄和張哲彥的話題一轉，決定在Ａ城為陳文成舉行追悼會和示威遊行。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陳文成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內文，陳文成是因政治事件而離世的學人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八月，玉霞收到了好幾封催款的信，打開一看，全是「鴻翔食品」的帳單，有水費、電費、電話費、和房貸的分期付款。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人名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「奇怪！怎麼都寄到這兒來了？」玉霞感到不解。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根據上下文，玉霞是收到催款信件的人物，後續內容顯示其為女性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再再仔細一看，收件人都寫著義雄的名字，使得玉霞更加緊張起來。律師不是明明說過，「鴻翔」的一切債務都不再是我們的責任了嗎？晚上她把這件事告訴了義雄，他接過帳單看了半天，也覺得不可思議：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義雄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收件人寫著義雄的名字，且與玉霞討論帳單問題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再再仔細一看，收件人都寫著義雄的名字，使得玉霞更加緊張起來。律師不是明明說過，「鴻翔」的一切債務都不再是我們的責任了嗎？晚上她把這件事告訴了義雄，他接過帳單看了半天，也覺得不可思議：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根據上下文，玉霞發現收件人是義雄後感到緊張，並與義雄討論帳單問題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再再仔細一看，收件人都寫著義雄的名字，使得玉霞更加緊張起來。律師不是明明說過，「鴻翔」的一切債務都不再是我們的責任了嗎？晚上她把這件事告訴了義雄，他接過帳單看了半天，也覺得不可思議：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不詳</text:p>
          </table:table-cell>
          <table:table-cell office:value-type="string" calcext:value-type="string">
            <text:p>職業稱謂，代指一位具體人物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「周天計這個傢伙大概在耍賴皮，難道他沒錢付？」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義雄認為周天計可能在耍賴皮，與「鴻翔食品」的債務相關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楊振家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玉霞認為周天計不會替楊振家付錢，兩人可能與「鴻翔食品」的財務有關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根據上下文，玉霞猜測欠款原因，並詳細描述店裡的情況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彩英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根據上下文，彩英是來到店裡的人物，玉霞提到其在店裡的參與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想到這些，玉霞不覺傷心起來。新店創建的過程是那麼地艱難，但是要毀掉它，可又那麼地容易。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玉霞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根據上下文，玉霞想到新店的艱難創建過程而感到傷心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「周天計一定以為接管了店，每天就有收入了，不知道經營一個零售店，還是很費心血的呢！」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周天計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根據上下文，敘述者認為周天計低估了經營零售店的難度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「可是催款單全部寄給你，要怎麼辦呢？」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你</text:p>
          </table:table-cell>
          <table:table-cell office:value-type="string" calcext:value-type="string">
            <text:p>義雄</text:p>
          </table:table-cell>
          <table:table-cell office:value-type="string" calcext:value-type="string">
            <text:p>男性</text:p>
          </table:table-cell>
          <table:table-cell office:value-type="string" calcext:value-type="string">
            <text:p>為第二人稱代名詞，指稱正在對話中的義雄。</text:p>
          </table:table-cell>
        </table:table-row>
        <table:table-row table:style-name="ro2">
          <table:table-cell office:value-type="string" calcext:value-type="string">
            <text:p>21a. 尾聲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「轉寄到店裡去！若還有麻煩，再通知我們的律師。」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律師</text:p>
          </table:table-cell>
          <table:table-cell office:value-type="string" calcext:value-type="string">
            <text:p>不詳</text:p>
          </table:table-cell>
          <table:table-cell office:value-type="string" calcext:value-type="string">
            <text:p>職業稱謂，代指一位具體人物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24T14:54:51.063845072</dc:date>
    <meta:editing-duration>PT2S</meta:editing-duration>
    <meta:editing-cycles>1</meta:editing-cycles>
    <meta:document-statistic meta:table-count="1" meta:cell-count="184" meta:object-count="0"/>
  </office:meta>
</office:document-meta>
</file>